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lPermission.AllPermission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lPermission.implies( java . security . Permiss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lPermission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lPermission.get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lPermiss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lPermission.AllPermi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lPermission.newPermission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